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977f9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977f9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977f9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977f9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977f9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977f9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977f9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977f9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977f9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977f9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977f9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977f9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977f9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977f9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977f9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977f9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977f9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njelith Julieth Tocuyo Maneir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0/8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5158988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onathan Javier Tocuyo Vasqu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363668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1:00.32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4" meta:non-whitespace-character-count="1006"/>
    <meta:template xlink:type="simple" xlink:actuate="onRequest" xlink:title="Normal" xlink:href=""/>
  </office:meta>
</office:document-meta>
</file>